
<file path=META-INF/manifest.xml><?xml version="1.0" encoding="utf-8"?>
<manifest:manifes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automatic-styles/>
  <office:body>
    <office:text>
      <text:p>नमस्कार पळोवया प्रुडंट खबरो</text:p>
      <text:p>माडाचें परत झाड माडाक करतले स्टेट ट्री कूळ केशी खासा मामलेदारांकडेन आयपीबीन पास केल्ल्या प्रस्तावांचो फेरविचार युती वांगड्यांचे कॉमन प्रोग्रामाचेर मुख्यमंत्र्याचो शिक्को.</text:p>
      <text:p>175 पंचायतींचे सरपंच उपसरपंच थाल्ले कितलेशेच बिनविरोध मंगळारा सोपूतविधी कितलेशेच मंत्रीआमदार दीसभर बिझी ओल्ड गोवा मंत्रीआमदार मेतेर जाल्ल्यान कास्किसांव.</text:p>
      <text:p>राष्ट्रपतीपदाखातीर एनडीएन बिहारचो राज्यपाल राम नाथ कोविंदाची उमेदवारी केली जाहीर कॉंग्रेस दावे धरून विरोधकांची भूमीका थारतली ब्रेस्तारा 23 तारखेर उमेदवारी.</text:p>
      <text:p>दादले पाडेल्यांची मक्तेदारी मोडीत आतां बायलोय माड पाडूंक एक्स्पर्ट पेडण्यां कासरवार्ण्यां 20 बायलांनी घेतलीं ट्रेनिंग घेवन अस्सल पाडेल्यांची सर्टिफिकेटां खासा रिपोर्ट.</text:p>
      <text:p>गोपाल कांडाचो कॅसिनो सध्या दर्यांत पार्क करुंक सोदता मांडवींत बोटीचे इन्स्पेक्शनाक सर्वेयर धाडपाचे हायकोर्टाचे निर्देश कंपनीचें सादल्यार मांडवींत सवो कसिनो.</text:p>
      <text:p>मडगांव आनी फोणेंचे ओडीपी ड्राफ्ट करतले नव्यान नव्या एसजीपीडीए कमिटीचो थाराव आदलो चॅरमॅन माविनाचे समितीन पास केल्ल्या दोनूय ऑडिपींचो फेरविचार.</text:p>
      <text:p>आनी</text:p>
      <text:p>फुटबॉलांतथर्ड अम्पायरांचोफीफा कॉन्फेडेरेशन्स कपांत प्रयोग चीली कॅमरून गेमीत दोनदा व्हिडिओ असिस्टंट रॅफ्रींनी दिले ऑफसायडिचेर निर्णय.</text:p>
      <text:p>माडाचें परत झाड जातलें. माडाक स्टेट ट्री करपाचें उतर पर्रीकार सरकारान दिलां. क्रांतिदीसाच्या दुसऱ्या दिसा पर्रिकारान युती सरकाराचो कॉमन मिनिमम प्रोग्राम जाहीर केलो. कुळ कायद्यांत परत दुरुस्ती करून कूळ केशी खासा मामलेदारांकडेन दितले. मांडवीतले कसिनो ते सुवातेवेल्यान हालयतले इतलेंच म्हणलां. आतां प्रादेशीक आराखडो 2030 करतले. आयपीबीन क्लियर केल्ल्या प्रकल्पांचो खंय परत अभ्यास जातलो.</text:p>
      <text:p>फोंडें आनी मडगांवचे ओडीपी आतां परत नवे जातले. हायकोर्टाचो रिमार्क लक्षांत दवरून नवे ऑथोरिटीन फोंडें आनी मडगांवचे ओडीपी परत तयार करपाचे थारायलां म्हूण मडगांवचो आमदार दिगंबर कामत मिडियाकडेन उलयलो. एसजीपीडीएची नवी चॅरमॅन रेणूका डिसिल्वाचे अध्यक्षतेखाला एसजीपीडीएचे बसकेंत हो निर्णय जालो. आदले एसजीपीडीए कमिटीन ड्राफ्ट केल्ले ओडीपींक एक्टिव्हिस्टांनी हरकत घेतिल्ली.</text:p>
      <text:p>घेवया एक ब्रेक</text:p>
      <text:p>175 पंचायतीचे सरपंच आनी उपसरपंचाची वेचणूक सोमारा जाली. कायकडेन बिनविरोध आयले जाल्यार कांयकडेन वेचणूको घेवच्यो पडल्यो. दीसभर आमदार मंत्रीय पंचायत पॅनलांचेर बरेच बिझी उरले. ओल्ड गोवा पंचायतींत मात आमदार मेतेर जाल्ल्यान मात्सो बोवाळ जालो. वेंचणूक रद्द करची म्हूण आमदार मडकयकाराच्या पॅनालाची मागणी. मंगळारा नव्या पंचायतीचो सोपूतविधी जातलो.</text:p>
      <text:p>घेवया एक ब्रेक</text:p>
      <text:p>राष्ट्रपतीपदाखातीर एनडीएन राम नाथ कोविंदाची उमेदवारी जाहीर केली. मूळ यूपीचो राम नाथ कोविंद सध्या बिहारचो राज्यपाल आसा. सकाळीं बीजेपीची मीटिंग जाल्या उपरांत बीजेपीचो राष्ट्रीय अध्यक्ष अमित शहान कोविंदाचें नांव मीडियामुखार जाहीर केले. एनडीएच्या सगळ्या घटक पक्षांक हेविशीं म्हायती दिल्या म्हूण ताणें सांगलां. ताचे उमेदवारीचेर विरोधकांचें कितें तें ब्रेस्तारा बसकेंत थारतलें. कोविंद 23 जूनाक उमेदवारी अर्ज भरपाक शकता.</text:p>
      <text:p>विजयाक जाय जाल्यार एका वर्साभितर प्रादेशिक आराख़डो भायर काडुं येता चड किचटी आसा जाल्यार 2021 scrap करुन नवो आराखडो वर्साभितर हाडचो. कॉमन मिनीमन प्रोग्रामांतल्यो कांय गजाली खटकता म्हूण कंळगुटचो आमदार मायकल हेड ऑनांत उलयलो. आसा त्या 6 ऑफशोर कसिनोंक ऑन शोर जावंक चार वर्सांचो बफर दिवचो पुण आनीक नवीं लायसना नाका म्हूण मायकल उलयला.</text:p>
      <text:p>घेवया एक ब्रेक</text:p>
      <text:p>चडली जाल्यार चडली पडली जाल्यार पडली अशें म्हणत–म्हणत 20 बायलांनी माडार चडपाक शिकून पाडेल्यांची सर्टीफिकेटांय घेतलीं पाडेल्यांभशेन शॉर्टस वा पॅन्ट आनी शर्ट घालून न्ही सल्वार – कमीज गळ्यात मंगळसूत्रां हातांत काकणां घालून सडसडीत माड पाडटात पळोवन अजाप दिसता घरचींय मात्सो बोवाळ मारतात मात तांकां आतां पाडेली म्हूण कोणूच आडावंक शकना खासा रिपोर्ट.</text:p>
      <text:p>हरयाणाचो आदलो मंत्री गोपाल कांडाच्या मालकीच्या कॅसिनो बोटीचें आतां इन्स्पेक्शन आनी सर्व्हे जातलो. बोटीचेर सर्वेयर धाडपाचे निर्देश हायकोर्टान गोंय सरकाराक दिल्यात. बोटीचे इंजिन आनी इमर्जन्सी सुरक्षा यंत्रणा सर्वेयर तपासतलो. दोनूय गजाली सारख्यो आसल्यार त्या बोटीक मांडवी न्हंयंत नांगर घालपाक दितले म्हूण सरकारान सांगलां. मांडवींत आदीच 5 कॅसिनो आसातकांडाचो कॅसिनो आयल्यार सवो.</text:p>
      <text:p>घेवया एक ब्रेक</text:p>
      <text:p>बायांचो सांबाळ करपाक डॅव्हलपमॅंट करपाक डब्ल्यूआरडीन नितळ गोंय नितळ बांय स्किम जाहीर केल्या. ह्या येवजणेखाला ज्यांकां तांच्या खाजगी बांयंचो सांबाळ करपाक जाय तांकां 50 हजार रुपयां मेळटलें. ही येवजण 1 जुलायासावन सुरू जाता. क्रांती दिसा डब्ल्युआरडी मंत्र्यान स्किम डिक्लॅर केली.</text:p>
      <text:p>फुटबॉलांत आतां टॅक्नोलॉजीचो वापर वाडला. पयली फक्त गोल लायनीचेर कॅमरा लावन बॉल गोलांत गेला कांय ना हो प्रयोग जाल्लो. आता मैदानावेलो रॅफ्रीव्हिडिओ असिस्टंटरॅफ्रिचीमजत घेवन ऑफसायड निर्णय बरोबर कांय चूक हेंय तपासपाक शकतात. सद्या रशियेंत सुरु आशिल्ले कन्फॅडरेशन्स कपांत फुटबॉलाचो थर्ड अम्पायर व्हि.ए.आर. काम करता.</text:p>
      <text:p>हें बुलॅटिन हांगांच सोंपता ह्यो खबरो तुमकां प्रुडंट वॉट्सॅप ट्विटर फेसबूक आनी प्रुडंट व्हॅबसायटीचेर लायव्ह मेळटात प्रुडंटाक फॉलो करात नमस्कार</text:p>
    </office:text>
  </office:body>
</office:document-content>
</file>

<file path=styles.xml><?xml version="1.0" encoding="utf-8"?>
<office:document-styles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meta>
    <meta:generator>ODFPY/1.4.1</meta:generator>
  </office:meta>
</office:document-meta>
</file>